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 officeooo:rsid="0004be88" officeooo:paragraph-rsid="0004be88"/>
    </style:style>
    <style:style style:name="P2" style:family="paragraph" style:parent-style-name="Standard">
      <style:text-properties style:font-name="Calibri" officeooo:rsid="00069c33" officeooo:paragraph-rsid="00069c33"/>
    </style:style>
    <style:style style:name="P3" style:family="paragraph" style:parent-style-name="Standard">
      <style:text-properties style:font-name="Calibri" officeooo:rsid="000858b9" officeooo:paragraph-rsid="000858b9"/>
    </style:style>
    <style:style style:name="P4" style:family="paragraph" style:parent-style-name="Standard">
      <style:text-properties style:font-name="Calibri" officeooo:rsid="00095d53" officeooo:paragraph-rsid="00095d53"/>
    </style:style>
    <style:style style:name="P5" style:family="paragraph" style:parent-style-name="Standard">
      <style:text-properties style:font-name="Calibri" officeooo:rsid="000ac16a" officeooo:paragraph-rsid="000ac16a"/>
    </style:style>
    <style:style style:name="P6" style:family="paragraph" style:parent-style-name="Standard" style:list-style-name="L1">
      <style:text-properties style:font-name="Calibri" officeooo:rsid="0004be88" officeooo:paragraph-rsid="0004be88"/>
    </style:style>
    <style:style style:name="P7" style:family="paragraph" style:parent-style-name="Standard" style:list-style-name="L1">
      <style:text-properties style:font-name="Calibri" officeooo:rsid="00069c33" officeooo:paragraph-rsid="00069c33"/>
    </style:style>
    <style:style style:name="P8" style:family="paragraph" style:parent-style-name="Standard" style:list-style-name="L1">
      <style:text-properties style:font-name="Calibri" officeooo:rsid="000858b9" officeooo:paragraph-rsid="000858b9"/>
    </style:style>
    <style:style style:name="P9" style:family="paragraph" style:parent-style-name="Standard" style:list-style-name="L1">
      <style:text-properties style:font-name="Calibri" officeooo:rsid="00095d53" officeooo:paragraph-rsid="00095d53"/>
    </style:style>
    <style:style style:name="P10" style:family="paragraph" style:parent-style-name="Standard" style:list-style-name="L1">
      <style:text-properties style:font-name="Calibri" officeooo:rsid="000ac16a" officeooo:paragraph-rsid="000ac16a"/>
    </style:style>
    <style:style style:name="P11" style:family="paragraph" style:parent-style-name="Standard" style:list-style-name="L1">
      <style:text-properties style:font-name="Calibri" officeooo:rsid="000bdce4" officeooo:paragraph-rsid="000bdce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73607234" text:style-name="L1">
        <text:list-item>
          <text:p text:style-name="P6">Men mistakenly expect women to think, communicate and react the way men do, women mistakenly expect men to feel, communicate and respond the way women do.</text:p>
          <text:p text:style-name="P6"/>
        </text:list-item>
        <text:list-item>
          <text:p text:style-name="P6">To feel better men go to their caves to solve problems alone.</text:p>
        </text:list-item>
        <text:list-item>
          <text:p text:style-name="P6">To feel better women get together about openly talk about their problems</text:p>
          <text:p text:style-name="P6"/>
        </text:list-item>
        <text:list-item>
          <text:p text:style-name="P6">Men are motivated when they feel needed while women are motivated when they feel cherished.</text:p>
        </text:list-item>
      </text:list>
      <text:p text:style-name="P1"/>
      <text:list xml:id="list103742369868256" text:continue-numbering="true" text:style-name="L1">
        <text:list-item>
          <text:p text:style-name="P6">A man’s sense of self is defined through his ability to achieve results.</text:p>
        </text:list-item>
        <text:list-item>
          <text:p text:style-name="P6">To offer a man unsolicited advice is to presume that he doesn’t know what to do or that he can’t do it on his own.</text:p>
        </text:list-item>
      </text:list>
      <text:p text:style-name="P1"/>
      <text:list xml:id="list103741653553912" text:continue-numbering="true" text:style-name="L1">
        <text:list-item>
          <text:p text:style-name="P6">A woman’s sense of self is defined through her feelings and the quality of her relationships.</text:p>
        </text:list-item>
        <text:list-item>
          <text:p text:style-name="P6">Many times a woman just wants to share her feelings about her day, and her partner, thinking he is helping, interrupts her by offering a steady flow of solutions to her problems.</text:p>
        </text:list-item>
      </text:list>
      <text:p text:style-name="P1"/>
      <text:list xml:id="list103742709772670" text:continue-numbering="true" text:style-name="L1">
        <text:list-item>
          <text:p text:style-name="P6">Just as a man is fulfilled through working out the intricate details of solving a problem, a women is fulfilled through talking about the details of her problems.</text:p>
        </text:list-item>
      </text:list>
      <text:p text:style-name="P1"/>
      <text:list xml:id="list103741527971416" text:continue-numbering="true" text:style-name="L1">
        <text:list-item>
          <text:p text:style-name="P7">Given the opportunity to prove his potential, a man expresses his best self.</text:p>
        </text:list-item>
        <text:list-item>
          <text:p text:style-name="P7">Only when he feels he cannot succeed does he regress back to his old selfish ways.</text:p>
        </text:list-item>
        <text:list-item>
          <text:p text:style-name="P7">Not to be needed is a slow death for a man.</text:p>
        </text:list-item>
      </text:list>
      <text:p text:style-name="P2"/>
      <text:list xml:id="list103741433750502" text:continue-numbering="true" text:style-name="L1">
        <text:list-item>
          <text:p text:style-name="P7">Most men are not only hungry to give love but are starving for it.</text:p>
        </text:list-item>
        <text:list-item>
          <text:p text:style-name="P8">A man’s deepest fear is that he is not good enough or that he is incompetent.</text:p>
        </text:list-item>
      </text:list>
      <text:p text:style-name="P3"/>
      <text:list xml:id="list103743195251702" text:continue-numbering="true" text:style-name="L1">
        <text:list-item>
          <text:p text:style-name="P8">When a man really cares a lot his fear of failure increases, and he gives less. To avoid failure he stops giving to the people he wants to give to the most.</text:p>
        </text:list-item>
        <text:list-item>
          <text:p text:style-name="P8">When a man is insecure he may compensate by not caring about anyone except himself.</text:p>
        </text:list-item>
      </text:list>
      <text:p text:style-name="P3"/>
      <text:list xml:id="list103742518421300" text:continue-numbering="true" text:style-name="L1">
        <text:list-item>
          <text:p text:style-name="P9">In relationships, men pull back and then get close, while woman rise and fall in their ability to love themselves and others.</text:p>
        </text:list-item>
      </text:list>
      <text:p text:style-name="P4"/>
      <text:list xml:id="list103743386457016" text:continue-numbering="true" text:style-name="L1">
        <text:list-item>
          <text:p text:style-name="P9">When negative feelings are supperesed positive feelings become supperesed as well, and love dies.</text:p>
        </text:list-item>
      </text:list>
      <text:p text:style-name="P4"/>
      <text:list xml:id="list103741505105454" text:continue-numbering="true" text:style-name="L1">
        <text:list-item>
          <text:p text:style-name="P10">Just as communication is the most important element in a relationship, arguments can be the most destructive element.</text:p>
        </text:list-item>
      </text:list>
      <text:p text:style-name="P5"/>
      <text:list xml:id="list103742521219474" text:continue-numbering="true" text:style-name="L1">
        <text:list-item>
          <text:p text:style-name="P11">When a women keeps score, no matter how big or small a gift of love is, it scores one point; each gift has equal value <text:s text:c="2"/>// I doubt that</text:p>
          <text:p text:style-name="P11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4T00:10:10.884000000</meta:creation-date>
    <dc:date>2023-12-08T10:37:41.062000000</dc:date>
    <meta:editing-duration>P1DT1H39M41S</meta:editing-duration>
    <meta:editing-cycles>7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23" meta:word-count="402" meta:character-count="2078" meta:non-whitespace-character-count="1717"/>
  </office:meta>
</office:document-meta>
</file>